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FreeMono" fo:language="en" fo:country="US" fo:font-weight="bold" style:font-name-asian="Liberation Serif1" style:language-asian="en" style:country-asian="US" style:font-weight-asian="bold" style:font-name-complex="Liberation Serif1" style:language-complex="en" style:country-complex="US" style:font-weight-complex="bold"/>
    </style:style>
    <style:style style:name="P3" style:family="paragraph" style:parent-style-name="Standard">
      <style:text-properties style:font-name="FreeMono" fo:language="en" fo:country="US" fo:font-weight="normal" style:font-name-asian="Liberation Serif1" style:language-asian="en" style:country-asian="US" style:font-weight-asian="normal" style:font-name-complex="Liberation Serif1" style:language-complex="en" style:country-complex="US" style:font-weight-complex="normal"/>
    </style:style>
    <style:style style:name="P4" style:family="paragraph" style:parent-style-name="Horizontal_20_Line">
      <style:text-properties style:font-name="FreeMono"/>
    </style:style>
    <style:style style:name="P5" style:family="paragraph" style:parent-style-name="Standard">
      <style:text-properties style:font-name="FreeMono" fo:language="en" fo:country="US" fo:font-weight="normal" style:font-name-asian="Liberation Serif1" style:language-asian="en" style:country-asian="US" style:font-weight-asian="normal" style:font-name-complex="Liberation Serif1" style:language-complex="en" style:country-complex="US" style:font-weight-complex="normal"/>
    </style:style>
    <style:style style:name="P6" style:family="paragraph" style:parent-style-name="Horizontal_20_Line">
      <style:text-properties style:font-name="FreeMono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3 - Fall Semester 2011-12</text:p>
      <text:p text:style-name="P1"><text:s/>*Problem 2</text:p>
      <text:p text:style-name="P1"><text:s/>*/</text:p>
      <text:p text:style-name="P1"/>
      <text:p text:style-name="P1">/*</text:p>
      <text:p text:style-name="P1"><text:s/>* i : universal counter</text:p>
      <text:p text:style-name="P1"><text:s/>* j : universal counter</text:p>
      <text:p text:style-name="P1"><text:s/>* k : universal counter</text:p>
      <text:p text:style-name="P1"><text:s/>* found : keeps history of whether a match has been found during that session</text:p>
      <text:p text:style-name="P1"><text:s/>* s1 : position when inserting into string 1</text:p>
      <text:p text:style-name="P1"><text:s/>* s2 : position when inserting into string 2</text:p>
      <text:p text:style-name="P1"><text:s/>* string1 : sentence to have characters removed</text:p>
      <text:p text:style-name="P1"><text:s/>* string2 : sentence for characters to be compared from</text:p>
      <text:p text:style-name="P1"><text:s/>*/</text:p>
      <text:p text:style-name="P1"/>
      <text:p text:style-name="P1">#include &lt;stdio.h&gt;</text:p>
      <text:p text:style-name="P1"/>
      <text:p text:style-name="P1">#define CERO 0</text:p>
      <text:p text:style-name="P1">#define UNO 1</text:p>
      <text:p text:style-name="P1">#define UNMIL 1000</text:p>
      <text:p text:style-name="P1"/>
      <text:p text:style-name="P1">main()</text:p>
      <text:p text:style-name="P1">{</text:p>
      <text:p text:style-name="P1"/>
      <text:p text:style-name="P1"><text:s text:c="2"/>int j, k, s1, s2;</text:p>
      <text:p text:style-name="P1"><text:s text:c="2"/>j = k = s1 = s2 = CERO;</text:p>
      <text:p text:style-name="P1"/>
      <text:p text:style-name="P1"><text:s text:c="2"/>char string1[UNMIL];</text:p>
      <text:p text:style-name="P1"><text:s text:c="2"/>char string2[UNMIL];</text:p>
      <text:p text:style-name="P1"/>
      <text:p text:style-name="P1"><text:s text:c="2"/>printf("Input: \n");</text:p>
      <text:p text:style-name="P1"/>
      <text:p text:style-name="P1"><text:s text:c="2"/>while((k=getchar()) != EOF)</text:p>
      <text:p text:style-name="P1"><text:s text:c="4"/>{</text:p>
      <text:p text:style-name="P1"><text:s text:c="6"/>if(j == 0 &amp;&amp; k != '\n')</text:p>
      <text:p text:style-name="P1"><text:tab/>{</text:p>
      <text:p text:style-name="P1"><text:tab/> <text:s/>string1[s1++] = k;</text:p>
      <text:p text:style-name="P1"><text:tab/> <text:s/>putchar(k);</text:p>
      <text:p text:style-name="P1"><text:tab/>}</text:p>
      <text:p text:style-name="P1"><text:s text:c="6"/>else if(j == 1 &amp;&amp; k != '\n')</text:p>
      <text:p text:style-name="P1"><text:tab/>{</text:p>
      <text:p text:style-name="P1"><text:tab/> <text:s/>string2[s2++] = k;</text:p>
      <text:p text:style-name="P1"><text:tab/> <text:s/>putchar(k);</text:p>
      <text:p text:style-name="P1"><text:tab/>}</text:p>
      <text:p text:style-name="P1"><text:s text:c="6"/>else</text:p>
      <text:p text:style-name="P1"><text:tab/>{</text:p>
      <text:p text:style-name="P1"><text:tab/> <text:s/>j++;</text:p>
      <text:p text:style-name="P1"><text:soft-page-break/><text:tab/> <text:s/>putchar('\n');</text:p>
      <text:p text:style-name="P1"><text:tab/>}</text:p>
      <text:p text:style-name="P1"><text:s text:c="4"/>}</text:p>
      <text:p text:style-name="P1"/>
      <text:p text:style-name="P1"><text:s text:c="2"/>string1[s1] = '\0';</text:p>
      <text:p text:style-name="P1"><text:s text:c="2"/>string2[s2] = '\0';</text:p>
      <text:p text:style-name="P1"/>
      <text:p text:style-name="P1"><text:s text:c="2"/>printf("\n\nOutput:\n");</text:p>
      <text:p text:style-name="P1"/>
      <text:p text:style-name="P1"><text:s text:c="2"/>squeeze(string1, string2);</text:p>
      <text:p text:style-name="P1"/>
      <text:p text:style-name="P1"><text:s text:c="2"/>printf("%s", string1);</text:p>
      <text:p text:style-name="P1"/>
      <text:p text:style-name="P1">}</text:p>
      <text:p text:style-name="P1"/>
      <text:p text:style-name="P1">//Removes characters from the first sentence that match between the two sentences.</text:p>
      <text:p text:style-name="P1">squeeze(char string1[], char string2[])</text:p>
      <text:p text:style-name="P1">{</text:p>
      <text:p text:style-name="P1"><text:s text:c="2"/>//Create and initialize the variables.</text:p>
      <text:p text:style-name="P1"><text:s text:c="2"/>int i, j, k, found;</text:p>
      <text:p text:style-name="P1"><text:s text:c="2"/>i = j = found = CERO;</text:p>
      <text:p text:style-name="P1"><text:s text:c="2"/></text:p>
      <text:p text:style-name="P1"><text:s text:c="2"/>//While we aren't at the end of the first sentence.</text:p>
      <text:p text:style-name="P1"><text:s text:c="2"/>while(string1[i] != '\0')</text:p>
      <text:p text:style-name="P1"><text:s text:c="2"/>{</text:p>
      <text:p text:style-name="P1"><text:s text:c="4"/>//We haven't found anything.</text:p>
      <text:p text:style-name="P1"><text:s text:c="4"/>found = CERO;</text:p>
      <text:p text:style-name="P1"><text:s text:c="4"/>//Nothing has been found and we aren't at the end of the second sentence.</text:p>
      <text:p text:style-name="P1"><text:s text:c="4"/>for(k = CERO; string2[k] != '\0' &amp;&amp; !found; k++)</text:p>
      <text:p text:style-name="P1"><text:s text:c="4"/>{</text:p>
      <text:p text:style-name="P1"><text:s text:c="6"/>//Whoa, there are matching characters.</text:p>
      <text:p text:style-name="P1"><text:s text:c="6"/>if(string2[k] == string1[i])</text:p>
      <text:p text:style-name="P1"><text:s text:c="6"/>{</text:p>
      <text:p text:style-name="P1"><text:s text:c="8"/>found = 1;</text:p>
      <text:p text:style-name="P1"><text:s text:c="6"/>}</text:p>
      <text:p text:style-name="P1"><text:s text:c="4"/>} </text:p>
      <text:p text:style-name="P1"/>
      <text:p text:style-name="P1"><text:s text:c="4"/>//Nothing was found so we can keep that character in the array.</text:p>
      <text:p text:style-name="P1"><text:s text:c="4"/>if(!found)</text:p>
      <text:p text:style-name="P1"><text:s text:c="4"/>{</text:p>
      <text:p text:style-name="P1"><text:s text:c="6"/>string1[j++] = string1[i];</text:p>
      <text:p text:style-name="P1"><text:s text:c="4"/>}</text:p>
      <text:p text:style-name="P1"><text:s text:c="4"/>i++;</text:p>
      <text:p text:style-name="P1"><text:s text:c="2"/>}</text:p>
      <text:p text:style-name="P1"><text:s text:c="2"/></text:p>
      <text:p text:style-name="P1"><text:s text:c="2"/>//Now we are at the end of the check for matching characters, lets escape the array.</text:p>
      <text:p text:style-name="P1"><text:s text:c="2"/>string1[j] = '\0';</text:p>
      <text:p text:style-name="P1">}</text:p>
      <text:p text:style-name="P4"/>
      <text:p text:style-name="P2"><text:soft-page-break/>INPUT</text:p>
      <text:p text:style-name="P1">Maine, the way life should be.</text:p>
      <text:p text:style-name="P1">Computer science is fun!</text:p>
      <text:p text:style-name="P4"/>
      <text:p text:style-name="P2">OUTPUT</text:p>
      <text:p text:style-name="P1">Input: </text:p>
      <text:p text:style-name="P1">Maine, the way life should be.</text:p>
      <text:p text:style-name="P1">Computer science is fun!</text:p>
      <text:p text:style-name="P1"/>
      <text:p text:style-name="P1">Output:</text:p>
      <text:p text:style-name="P1">Ma,hwaylhldb.</text:p>
      <text:p text:style-name="P4"/>
      <text:p text:style-name="P2">INPUT</text:p>
      <text:p text:style-name="P3">Some people are bipolar.</text:p>
      <text:p text:style-name="P3">No they aren't.</text:p>
      <text:p text:style-name="P6"/>
      <text:p text:style-name="P2">OUTPUT</text:p>
      <text:p text:style-name="P3">Input: </text:p>
      <text:p text:style-name="P3">Some people are bipolar.</text:p>
      <text:p text:style-name="P3">No they aren't.</text:p>
      <text:p text:style-name="P3"/>
      <text:p text:style-name="P3">Output:</text:p>
      <text:p text:style-name="P3">Smpplbipl</text:p>
      <text:p text:style-name="P6"/>
      <text:p text:style-name="P2">INPUT</text:p>
      <text:p text:style-name="P3">Problem 3 is nearly impossible!</text:p>
      <text:p text:style-name="P3">I think the answer must be 42.</text:p>
      <text:p text:style-name="P6"/>
      <text:p text:style-name="P2">OUTPUT</text:p>
      <text:p text:style-name="P3">Input: </text:p>
      <text:p text:style-name="P3">Problem 3 is nearly impossible!</text:p>
      <text:p text:style-name="P3">I think the answer must be 42.</text:p>
      <text:p text:style-name="P3"/>
      <text:p text:style-name="P3">Output:</text:p>
      <text:p text:style-name="P3">Pol3lypo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09-28T14:34:31</meta:creation-date>
    <dc:date>2011-09-28T15:43:28</dc:date>
    <dc:creator>Braden Licastro</dc:creator>
    <meta:editing-duration>PT00H06M13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3" meta:paragraph-count="110" meta:word-count="371" meta:character-count="2202"/>
  </office:meta>
</office:document-meta>
</file>